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07cm" draw:marker-start="Arrow" draw:marker-start-width="0.455cm" draw:marker-end-width="0.455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width="0.07cm" draw:marker-start="Arrow" draw:marker-start-width="0.305cm" draw:marker-end-width="0.305cm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svg:stroke-width="0.07cm" draw:marker-start="" draw:marker-start-width="0.305cm" draw:marker-end="Arrow" draw:marker-end-width="0.305cm" draw:textarea-horizontal-align="center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svg:stroke-width="0.07cm" draw:marker-start-width="0.305cm" draw:marker-end="Arrow" draw:marker-end-width="0.305cm" draw:textarea-horizontal-align="center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width="0.07cm" draw:marker-start="Arrow" draw:marker-start-width="0.305cm" draw:marker-end="" draw:marker-end-width="0.305cm" draw:textarea-horizontal-align="center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svg:stroke-width="0.07cm" draw:marker-start-width="0.305cm" draw:marker-end-width="0.305cm" draw:textarea-horizontal-align="center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5cm" svg:height="0.5cm" svg:x="3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5cm" svg:height="0.5cm" svg:x="3.157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5cm" svg:height="0.5cm" svg:x="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0.5cm" svg:height="0.5cm" svg:x="7.32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5cm" svg:height="0.5cm" svg:x="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5cm" svg:height="0.5cm" svg:x="8.82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5cm" svg:height="0.5cm" svg:x="11.82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0.5cm" svg:height="0.5cm" svg:x="10.32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5cm" svg:height="0.5cm" svg:x="12.82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0.5cm" svg:height="0.5cm" svg:x="14.82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0.5cm" svg:height="0.5cm" svg:x="17.66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0.5cm" svg:height="0.5cm" svg:x="17.66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0.5cm" svg:height="0.5cm" svg:x="16.16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0.965cm" svg:x1="4cm" svg:y1="4.75cm" svg:x2="4.5cm" svg:y2="6.75cm" draw:start-shape="id1" draw:start-glue-point="10" draw:end-shape="id2" draw:end-glue-point="10" svg:d="m4000 4750c2950 0 2700 2000 500 2000">
          <text:p/>
        </draw:connector>
        <draw:connector draw:style-name="gr3" draw:text-style-name="P1" draw:layer="layout" draw:type="curve" draw:line-skew="0.84cm" svg:x1="3.657cm" svg:y1="9.25cm" svg:x2="4.5cm" svg:y2="6.75cm" draw:start-shape="id3" draw:start-glue-point="10" draw:end-shape="id2" draw:end-glue-point="10" svg:d="m3657 9250c3277 0 2856-2500 843-2500">
          <text:p/>
        </draw:connector>
        <draw:connector draw:style-name="gr4" draw:text-style-name="P1" draw:layer="layout" draw:type="curve" svg:x1="3.75cm" svg:y1="5cm" svg:x2="3.407cm" svg:y2="9cm" draw:start-shape="id1" draw:start-glue-point="8" draw:end-shape="id3" draw:end-glue-point="4" svg:d="m3750 5000c0 3001-343 1002-343 4000">
          <text:p/>
        </draw:connector>
        <draw:connector draw:style-name="gr5" draw:text-style-name="P1" draw:layer="layout" draw:type="curve" svg:x1="7.328cm" svg:y1="4.75cm" svg:x2="6.25cm" svg:y2="8.5cm" draw:start-shape="id4" draw:start-glue-point="6" draw:end-shape="id5" draw:end-glue-point="4" svg:d="m7328 4750c-719 0-1078 1250-1078 3750">
          <text:p/>
        </draw:connector>
        <draw:connector draw:style-name="gr5" draw:text-style-name="P1" draw:layer="layout" draw:type="curve" svg:x1="6.427cm" svg:y1="8.927cm" svg:x2="9.078cm" svg:y2="7.5cm" draw:start-shape="id5" draw:start-glue-point="9" draw:end-shape="id6" draw:end-glue-point="8" svg:d="m6427 8927c1768 0 2651-475 2651-1427">
          <text:p/>
        </draw:connector>
        <draw:connector draw:style-name="gr3" draw:text-style-name="P1" draw:layer="layout" draw:type="curve" svg:x1="9.078cm" svg:y1="7cm" svg:x2="7.828cm" svg:y2="4.75cm" draw:start-shape="id6" draw:start-glue-point="4" draw:end-shape="id4" draw:end-glue-point="10" svg:d="m9078 7000c0-1500-416-2250-1250-2250">
          <text:p/>
        </draw:connector>
        <draw:connector draw:style-name="gr6" draw:text-style-name="P1" draw:layer="layout" draw:type="curve" svg:x1="11.901cm" svg:y1="8.927cm" svg:x2="9.078cm" svg:y2="7.5cm" draw:start-shape="id7" draw:start-glue-point="7" draw:end-shape="id6" draw:end-glue-point="8" svg:d="m11901 8927c-1882 0-2823-475-2823-1427">
          <text:p/>
        </draw:connector>
        <draw:connector draw:style-name="gr7" draw:text-style-name="P1" draw:layer="layout" draw:type="curve" svg:x1="10.328cm" svg:y1="4.75cm" svg:x2="9.078cm" svg:y2="7cm" draw:start-shape="id8" draw:start-glue-point="6" draw:end-shape="id6" draw:end-glue-point="4" svg:d="m10328 4750c-834 0-1250 750-1250 2250">
          <text:p/>
        </draw:connector>
        <draw:connector draw:style-name="gr6" draw:text-style-name="P1" draw:layer="layout" draw:type="curve" svg:x1="10.828cm" svg:y1="4.75cm" svg:x2="12.078cm" svg:y2="8.5cm" draw:start-shape="id8" draw:start-glue-point="10" draw:end-shape="id7" draw:end-glue-point="4" svg:d="m10828 4750c834 0 1250 1250 1250 3750">
          <text:p/>
        </draw:connector>
        <draw:connector draw:style-name="gr3" draw:text-style-name="P1" draw:layer="layout" draw:type="curve" svg:x1="13.255cm" svg:y1="4.927cm" svg:x2="12.255cm" svg:y2="8.573cm" draw:start-shape="id9" draw:start-glue-point="9" draw:end-shape="id7" draw:end-glue-point="11" svg:d="m13255 4927c0 2736-1000 913-1000 3646">
          <text:p/>
        </draw:connector>
        <draw:connector draw:style-name="gr5" draw:text-style-name="P1" draw:layer="layout" draw:type="curve" svg:x1="12.328cm" svg:y1="8.75cm" svg:x2="14.828cm" svg:y2="8.75cm" draw:start-shape="id7" draw:start-glue-point="10" draw:end-shape="id10" draw:end-glue-point="6" svg:d="m12328 8750h2500">
          <text:p/>
        </draw:connector>
        <draw:connector draw:style-name="gr3" draw:text-style-name="P1" draw:layer="layout" draw:type="curve" draw:line-skew="-0.237cm" svg:x1="17.663cm" svg:y1="4.75cm" svg:x2="16.163cm" svg:y2="6.75cm" draw:start-shape="id11" draw:start-glue-point="6" draw:end-shape="id12" draw:end-glue-point="6" svg:d="m17663 4750c-3357 0-2607 2000-1500 2000">
          <text:p/>
        </draw:connector>
        <draw:connector draw:style-name="gr6" draw:text-style-name="P1" draw:layer="layout" draw:type="curve" draw:line-skew="-0.237cm" svg:x1="17.663cm" svg:y1="9.25cm" svg:x2="16.163cm" svg:y2="6.75cm" draw:start-shape="id13" draw:start-glue-point="6" draw:end-shape="id12" draw:end-glue-point="6" svg:d="m17663 9250c-3357 0-2607-2500-1500-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</meta:initial-creator>
    <meta:creation-date>2012-02-01T16:42:09</meta:creation-date>
    <dc:date>2012-02-01T16:58:49</dc:date>
    <dc:creator>Matthias </dc:creator>
    <meta:editing-duration>PT00H10M07S</meta:editing-duration>
    <meta:editing-cycles>6</meta:editing-cycles>
    <meta:generator>OpenOffice.org/3.2$Linux OpenOffice.org_project/320m19$Build-9505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